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f35" officeooo:paragraph-rsid="001bdf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9T23:06:47.379190129</meta:creation-date>
    <dc:date>2022-07-09T23:07:48.301294412</dc:date>
    <meta:editing-duration>PT1M1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